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fo:text-align="end"/>
    </style:style>
    <style:style style:name="P7" style:family="paragraph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justify"/>
      <style:text-properties fo:font-size="24pt" style:font-size-asian="24pt" style:font-size-complex="24pt"/>
    </style:style>
    <style:style style:name="P9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justify"/>
      <style:text-properties fo:font-size="18pt" style:font-size-asian="18pt" style:font-size-complex="18pt"/>
    </style:style>
    <style:style style:name="P11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6.67cm" svg:height="1.237cm" svg:x="2.0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2" draw:layer="layout" svg:width="24.762cm" svg:height="5.747cm" svg:x="2.162cm" svg:y="6.0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2"> </text:span></text:p>
          </draw:text-box>
        </draw:frame>
        <draw:frame draw:style-name="gr2" draw:text-style-name="P5" draw:layer="layout" svg:width="9.906cm" svg:height="1.153cm" svg:x="10.244cm" svg:y="19.142cm">
          <draw:text-box>
            <text:p text:style-name="P3"><text:span text:style-name="T4">Иркутск - 2012</text:span></text:p>
          </draw:text-box>
        </draw:frame>
        <draw:frame draw:style-name="gr2" draw:text-style-name="P2" draw:layer="layout" svg:width="26.67cm" svg:height="1.153cm" svg:x="1.332cm" svg:y="16.498cm">
          <draw:text-box>
            <text:p text:style-name="P6"><text:span text:style-name="T4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7" draw:layer="layout" svg:width="13.48cm" svg:height="1.398cm" svg:x="1.102cm" svg:y="0.508cm">
          <draw:text-box>
            <text:p><text:span text:style-name="T3">Актуальность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Объект и предмет исследования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7" draw:layer="layout" svg:width="20.742cm" svg:height="1.398cm" svg:x="1.102cm" svg:y="0.508cm">
          <draw:text-box>
            <text:p><text:span text:style-name="T3">Цель работы</text:span></text:p>
          </draw:text-box>
        </draw:frame>
        <draw:frame draw:style-name="gr4" draw:text-style-name="P9" draw:layer="layout" svg:width="24.762cm" svg:height="16.764cm" svg:x="1.146cm" svg:y="2.794cm">
          <draw:text-box>
            <text:p text:style-name="P8"><text:span text:style-name="T2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Основные задачи</text:span></text:p>
          </draw:text-box>
        </draw:frame>
        <draw:frame draw:style-name="gr5" draw:text-style-name="P11" draw:layer="layout" svg:width="24.762cm" svg:height="17.79cm" svg:x="1.146cm" svg:y="2.794cm">
          <draw:text-box>
            <text:p text:style-name="P10"><text:span text:style-name="T5">1.</text:span><text:span text:style-name="T6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10"><text:span text:style-name="T6"/></text:p>
            <text:p text:style-name="P10"><text:span text:style-name="T5">2.</text:span><text:span text:style-name="T6"> Разработка эффективных структур данных представления ПО-формул в памяти компьютера;</text:span></text:p>
            <text:p text:style-name="P10"><text:span text:style-name="T6"/></text:p>
            <text:p text:style-name="P10"><text:span text:style-name="T5">3.</text:span><text:span text:style-name="T6"> Разработка алгоритмов преобразования ПО--формул для организации автоматического логического ввода;</text:span></text:p>
            <text:p text:style-name="P10"><text:span text:style-name="T6"/></text:p>
            <text:p text:style-name="P10"><text:span text:style-name="T5">4.</text:span><text:span text:style-name="T6"> Адаптация существующих методик реализации алгоритмов АДТ для исчисления ПО-формул;</text:span></text:p>
            <text:p text:style-name="P10"><text:span text:style-name="T6"/></text:p>
            <text:p text:style-name="P10"><text:span text:style-name="T5">5.</text:span><text:span text:style-name="T6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10"><text:span text:style-name="T6"/></text:p>
            <text:p text:style-name="P10"><text:span text:style-name="T5">6.</text:span><text:span text:style-name="T6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10"><text:span text:style-name="T6"/></text:p>
            <text:p text:style-name="P10"><text:span text:style-name="T5">7.</text:span><text:span text:style-name="T6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7" draw:layer="layout" svg:width="25.568cm" svg:height="1.398cm" svg:x="1.102cm" svg:y="0.508cm">
          <draw:text-box>
            <text:p><text:span text:style-name="T3">Результаты выносимые на защиту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Научная новизна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10"><text:span text:style-name="T5">1.</text:span><text:span text:style-name="T6"> Изучены свойства исчисления ПО-формул, определяющие характер адаптации существующих алгоритмов;</text:span></text:p>
            <text:p text:style-name="P10"><text:span text:style-name="T6"/></text:p>
            <text:p text:style-name="P13"><text:span text:style-name="T5">2.</text:span><text:span text:style-name="T6"> Предложены и реализованы ряд стратегий поиска логического вывода ПО--формул с неограниченными переменными;</text:span></text:p>
            <text:p text:style-name="P13"><text:span text:style-name="T5"/></text:p>
            <text:p text:style-name="P13"><text:span text:style-name="T5">3.</text:span><text:span text:style-name="T6"> Предложена и реализована стратегия k,m-ограничения;</text:span></text:p>
            <text:p text:style-name="P13"><text:span text:style-name="T5"/></text:p>
            <text:p text:style-name="P13"><text:span text:style-name="T5">4.</text:span><text:span text:style-name="T6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3"><text:span text:style-name="T5"/></text:p>
            <text:p text:style-name="P13"><text:span text:style-name="T5">5.</text:span><text:span text:style-name="T6"> Адаптированы алгоритмы индексирования термов для системы АДТ ПО-формул;</text:span></text:p>
            <text:p text:style-name="P13"><text:span text:style-name="T5"/></text:p>
            <text:p text:style-name="P13"><text:span text:style-name="T5">6.</text:span><text:span text:style-name="T6"> Предложены и реализованы стратегии параллельного логического вывода для системы АДТ ПО-формул;</text:span></text:p>
            <text:p text:style-name="P13"><text:span text:style-name="T7"/></text:p>
            <text:p text:style-name="P13"><text:span text:style-name="T7">7.</text:span><text:span text:style-name="T6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Публикации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13"><text:span text:style-name="T5">1.</text:span><text:span text:style-name="T6"> Давыдов А.В., Ларионов А.А., Черкашин Е.А. Об исчислении</text:span></text:p>
            <text:p text:style-name="P13"><text:span text:style-name="T6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3"><text:span text:style-name="T6"/></text:p>
            <text:p text:style-name="P13"><text:span text:style-name="T5">2.</text:span><text:span text:style-name="T6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3"><text:span text:style-name="T6"/></text:p>
            <text:p text:style-name="P13"><text:span text:style-name="T5">3.</text:span><text:span text:style-name="T6"> Ларионов А.А., Черкашин Е.А. Параллельные схемы алгоритмов</text:span></text:p>
            <text:p text:style-name="P13"><text:span text:style-name="T6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3"><text:span text:style-name="T6"/></text:p>
            <text:p text:style-name="P13"><text:span text:style-name="T5">4.</text:span><text:span text:style-name="T6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Представление работы</text:span></text:p>
          </draw:text-box>
        </draw:frame>
        <draw:frame draw:style-name="gr4" draw:text-style-name="P14" draw:layer="layout" svg:width="24.762cm" svg:height="16.764cm" svg:x="1.146cm" svg:y="2.794cm">
          <draw:text-box>
            <text:p text:style-name="P13"><text:span text:style-name="T5">1.</text:span><text:span text:style-name="T6"> Международная конференция “Мальцевские чтения”, г.Новосибирск, 24-28 августа 2009 г.;</text:span></text:p>
            <text:p text:style-name="P13"><text:span text:style-name="T5">2.</text:span><text:span text:style-name="T6"> Семинар ИДСТУ СО РАН “Ляпуновские чтения”, ИДСТУ СО РАН, г. Иркутск, 21-23 декабря 2009 г.;</text:span></text:p>
            <text:p text:style-name="P13"><text:span text:style-name="T5">3.</text:span><text:span text:style-name="T6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3"><text:span text:style-name="T5">4.</text:span><text:span text:style-name="T6"> Международная конференция “Облачные вычисления. Образование. Исследования. Разработки”, г.Москва 15-16 апреля 2010 г.;</text:span></text:p>
            <text:p text:style-name="P13"><text:span text:style-name="T5">5.</text:span><text:span text:style-name="T6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3"><text:span text:style-name="T5">6.</text:span><text:span text:style-name="T6"> 4-ая Всероссийская конференция “Винеровские чтения”, г.Иркутск, 9-14 марта 2011г.</text:span></text:p>
            <text:p text:style-name="P13"><text:span text:style-name="T5">7.</text:span><text:span text:style-name="T6"> 34-ый международный симпозиум “MIPRO”, г.Опатия, Хорватия, 23-27 мая 2011г.</text:span></text:p>
            <text:p text:style-name="P13"><text:span text:style-name="T5">8.</text:span><text:span text:style-name="T6"> 4-ая Всероссийская мультиконференция по проблемам управления, с. Дивноморское, 3-8 октября 2011г.</text:span></text:p>
            <text:p text:style-name="P13"><text:span text:style-name="T5">9.</text:span><text:span text:style-name="T6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Личный вклад автор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Структура работ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7" draw:layer="layout" svg:width="20.742cm" svg:height="1.398cm" svg:x="1.102cm" svg:y="0.508cm">
          <draw:text-box>
            <text:p><text:span text:style-name="T3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14H32M4S</meta:editing-duration>
    <meta:editing-cycles>55</meta:editing-cycles>
    <meta:generator>LibreOffice/3.5$Linux_x86 LibreOffice_project/350m1$Build-2</meta:generator>
    <dc:date>2012-10-17T19:01:51</dc:date>
    <meta:document-statistic meta:object-count="85"/>
  </office:meta>
</office:document-meta>
</file>